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2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3">
      <text:list-level-style-bullet text:level="1" text:style-name="WW_CharLFO3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itazioneintensa" style:master-page-name="MP0" style:family="paragraph">
      <style:paragraph-properties fo:break-before="page"/>
    </style:style>
    <style:style style:name="P2" style:parent-style-name="Normale" style:family="paragraph">
      <style:paragraph-properties fo:margin-left="0.5in" fo:text-indent="-0.25in">
        <style:tab-stops/>
      </style:paragraph-properties>
    </style:style>
    <style:style style:name="P3" style:parent-style-name="Normale" style:list-style-name="LFO1" style:family="paragraph"/>
    <style:style style:name="P4" style:parent-style-name="Normale" style:list-style-name="LFO1" style:family="paragraph"/>
    <style:style style:name="P5" style:parent-style-name="Normale" style:family="paragraph">
      <style:paragraph-properties fo:line-height="100%" fo:margin-left="1.2479in">
        <style:tab-stops/>
      </style:paragraph-properties>
      <style:text-properties style:font-name="Courier New" style:font-name-complex="Courier New" fo:font-size="10pt" style:font-size-asian="10pt" style:font-size-complex="10pt" fo:language="en" fo:country="US"/>
    </style:style>
    <style:style style:name="P6" style:parent-style-name="Normale" style:family="paragraph">
      <style:paragraph-properties fo:line-height="100%" fo:margin-left="1.2479in">
        <style:tab-stops/>
      </style:paragraph-properties>
      <style:text-properties style:font-name="Courier New" style:font-name-complex="Courier New" fo:font-size="10pt" style:font-size-asian="10pt" style:font-size-complex="10pt" fo:language="en" fo:country="US"/>
    </style:style>
    <style:style style:name="P7" style:parent-style-name="Normale" style:family="paragraph">
      <style:paragraph-properties fo:line-height="100%" fo:margin-left="1.2479in">
        <style:tab-stops/>
      </style:paragraph-properties>
      <style:text-properties style:font-name="Courier New" style:font-name-complex="Courier New" fo:font-size="10pt" style:font-size-asian="10pt" style:font-size-complex="10pt" fo:language="en" fo:country="US"/>
    </style:style>
    <style:style style:name="P8" style:parent-style-name="Normale" style:family="paragraph">
      <style:paragraph-properties fo:line-height="100%" fo:margin-left="1.2479in">
        <style:tab-stops/>
      </style:paragraph-properties>
      <style:text-properties style:font-name="Courier New" style:font-name-complex="Courier New" fo:font-size="10pt" style:font-size-asian="10pt" style:font-size-complex="10pt" fo:language="en" fo:country="US"/>
    </style:style>
    <style:style style:name="P9" style:parent-style-name="Normale" style:family="paragraph">
      <style:paragraph-properties fo:line-height="100%" fo:margin-left="1.2479in">
        <style:tab-stops/>
      </style:paragraph-properties>
      <style:text-properties style:font-name="Courier New" style:font-name-complex="Courier New" fo:font-size="10pt" style:font-size-asian="10pt" style:font-size-complex="10pt" fo:language="en" fo:country="US"/>
    </style:style>
    <style:style style:name="P10" style:parent-style-name="Normale" style:family="paragraph">
      <style:paragraph-properties fo:line-height="100%" fo:margin-left="1.2479in">
        <style:tab-stops/>
      </style:paragraph-properties>
      <style:text-properties style:font-name="Courier New" style:font-name-complex="Courier New" fo:font-size="10pt" style:font-size-asian="10pt" style:font-size-complex="10pt" fo:language="en" fo:country="US"/>
    </style:style>
    <style:style style:name="P11" style:parent-style-name="Normale" style:family="paragraph">
      <style:paragraph-properties fo:line-height="100%" fo:margin-left="1.2479in">
        <style:tab-stops/>
      </style:paragraph-properties>
      <style:text-properties style:font-name="Courier New" style:font-name-complex="Courier New" fo:font-size="10pt" style:font-size-asian="10pt" style:font-size-complex="10pt" fo:language="en" fo:country="US"/>
    </style:style>
    <style:style style:name="P12" style:parent-style-name="Normale" style:family="paragraph">
      <style:paragraph-properties fo:line-height="100%" fo:margin-left="1.2479in">
        <style:tab-stops/>
      </style:paragraph-properties>
      <style:text-properties style:font-name="Courier New" style:font-name-complex="Courier New" fo:font-size="10pt" style:font-size-asian="10pt" style:font-size-complex="10pt" fo:language="en" fo:country="US"/>
    </style:style>
    <style:style style:name="P13" style:parent-style-name="Normale" style:list-style-name="LFO1" style:family="paragraph"/>
    <style:style style:name="P14"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6"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8" style:parent-style-name="Normale" style:list-style-name="LFO1" style:family="paragraph"/>
    <style:style style:name="P19"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20"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2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22"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2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24" style:parent-style-name="Normale" style:list-style-name="LFO1" style:family="paragraph"/>
    <style:style style:name="P2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26"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2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28" style:parent-style-name="Normale" style:list-style-name="LFO1" style:family="paragraph"/>
    <style:style style:name="P29"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0"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2"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4"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6" style:parent-style-name="Normale" style:list-style-name="LFO1" style:family="paragraph">
      <style:paragraph-properties fo:line-height="100%"/>
    </style:style>
    <style:style style:name="P3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8"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39"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0"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2"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4" style:parent-style-name="Normale" style:list-style-name="LFO1" style:family="paragraph"/>
    <style:style style:name="P4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6"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8"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49"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0" style:parent-style-name="Normale" style:list-style-name="LFO1" style:family="paragraph"/>
    <style:style style:name="P5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2"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4"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6"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8"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59" style:parent-style-name="Normale" style:list-style-name="LFO1" style:family="paragraph"/>
    <style:style style:name="P60" style:parent-style-name="Normale" style:list-style-name="LFO1" style:family="paragraph"/>
    <style:style style:name="P6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62"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style:style>
    <style:style style:name="P63" style:parent-style-name="Normale" style:list-style-name="LFO1" style:family="paragraph"/>
    <style:style style:name="P64"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6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style:style>
    <style:style style:name="P66" style:parent-style-name="Normale" style:list-style-name="LFO1" style:family="paragraph"/>
    <style:style style:name="P6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68"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style:style>
    <style:style style:name="P69" style:parent-style-name="Normale" style:list-style-name="LFO1" style:family="paragraph"/>
    <style:style style:name="P70"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7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style:style>
    <style:style style:name="P72" style:parent-style-name="Normale" style:list-style-name="LFO1" style:family="paragraph"/>
    <style:style style:name="P7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74"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style:style>
    <style:style style:name="P75" style:parent-style-name="Normale" style:list-style-name="LFO1" style:family="paragraph"/>
    <style:style style:name="P76"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7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style:style>
    <style:style style:name="P78" style:parent-style-name="Normale" style:list-style-name="LFO1" style:family="paragraph"/>
    <style:style style:name="P79"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80"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style:style>
    <style:style style:name="P81" style:parent-style-name="Normale" style:list-style-name="LFO1" style:family="paragraph"/>
    <style:style style:name="P82"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8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style:style>
    <style:style style:name="P84" style:parent-style-name="Normale" style:list-style-name="LFO1" style:family="paragraph"/>
    <style:style style:name="P85" style:parent-style-name="Normale" style:list-style-name="LFO1" style:family="paragraph"/>
    <style:style style:name="P86" style:parent-style-name="Normale" style:family="paragraph">
      <style:paragraph-properties fo:margin-left="1.5in">
        <style:tab-stops/>
      </style:paragraph-properties>
      <style:text-properties style:font-name="Courier New" style:font-name-complex="Courier New" fo:font-size="10pt" style:font-size-asian="10pt" style:font-size-complex="10pt"/>
    </style:style>
    <style:style style:name="P87" style:parent-style-name="Normale" style:family="paragraph">
      <style:paragraph-properties fo:margin-left="1.5in">
        <style:tab-stops/>
      </style:paragraph-properties>
      <style:text-properties style:font-name="Courier New" style:font-name-complex="Courier New" fo:font-size="10pt" style:font-size-asian="10pt" style:font-size-complex="10pt"/>
    </style:style>
    <style:style style:name="P88" style:parent-style-name="Normale" style:family="paragraph">
      <style:paragraph-properties fo:margin-left="1.5in">
        <style:tab-stops/>
      </style:paragraph-properties>
      <style:text-properties style:font-name="Courier New" style:font-name-complex="Courier New" fo:font-size="10pt" style:font-size-asian="10pt" style:font-size-complex="10pt"/>
    </style:style>
    <style:style style:name="P89" style:parent-style-name="Normale" style:list-style-name="LFO1" style:family="paragraph"/>
    <style:style style:name="P90" style:parent-style-name="Normale" style:family="paragraph">
      <style:paragraph-properties fo:margin-left="1in" fo:text-indent="0.5in">
        <style:tab-stops/>
      </style:paragraph-properties>
      <style:text-properties style:font-name="Courier New" style:font-name-complex="Courier New" fo:font-size="10pt" style:font-size-asian="10pt" style:font-size-complex="10pt" fo:language="en" fo:country="US"/>
    </style:style>
    <style:style style:name="P91" style:parent-style-name="Normale" style:list-style-name="LFO1" style:family="paragraph"/>
    <style:style style:name="P92" style:parent-style-name="Normale" style:list-style-name="LFO1" style:family="paragraph"/>
    <style:style style:name="P93" style:parent-style-name="Normale" style:list-style-name="LFO1" style:family="paragraph"/>
    <style:style style:name="P94" style:parent-style-name="Normale" style:family="paragraph">
      <style:paragraph-properties fo:margin-left="1in" fo:text-indent="0.5in">
        <style:tab-stops/>
      </style:paragraph-properties>
    </style:style>
    <style:style style:name="T95" style:parent-style-name="Car.predefinitoparagrafo" style:family="text">
      <style:text-properties style:font-name="Courier New" style:font-name-complex="Courier New" fo:font-size="10pt" style:font-size-asian="10pt" style:font-size-complex="10pt" fo:language="en" fo:country="US"/>
    </style:style>
    <style:style style:name="T96" style:parent-style-name="Car.predefinitoparagrafo" style:family="text">
      <style:text-properties style:font-name="Courier New" style:font-name-complex="Courier New" fo:font-style="italic" style:font-style-asian="italic" style:font-style-complex="italic" fo:font-size="10pt" style:font-size-asian="10pt" style:font-size-complex="10pt" fo:language="en" fo:country="US"/>
    </style:style>
    <style:style style:name="T97" style:parent-style-name="Car.predefinitoparagrafo" style:family="text">
      <style:text-properties style:font-name="Courier New" style:font-name-complex="Courier New" fo:font-size="10pt" style:font-size-asian="10pt" style:font-size-complex="10pt" fo:language="en" fo:country="US"/>
    </style:style>
    <style:style style:name="P98" style:parent-style-name="Normale" style:list-style-name="LFO1" style:family="paragraph"/>
    <style:style style:name="P99" style:parent-style-name="Normale" style:family="paragraph">
      <style:paragraph-properties fo:margin-left="1in" fo:text-indent="0.5in">
        <style:tab-stops/>
      </style:paragraph-properties>
    </style:style>
    <style:style style:name="T100" style:parent-style-name="Car.predefinitoparagrafo" style:family="text">
      <style:text-properties style:font-name="Courier New" style:font-name-complex="Courier New" fo:font-size="10pt" style:font-size-asian="10pt" style:font-size-complex="10pt" fo:language="en" fo:country="US"/>
    </style:style>
    <style:style style:name="T101" style:parent-style-name="Car.predefinitoparagrafo" style:family="text">
      <style:text-properties style:font-name="Courier New" style:font-name-complex="Courier New" fo:font-size="10pt" style:font-size-asian="10pt" style:font-size-complex="10pt" fo:language="en" fo:country="US"/>
    </style:style>
    <style:style style:name="T102" style:parent-style-name="Car.predefinitoparagrafo" style:family="text">
      <style:text-properties style:font-name="Courier New" style:font-name-complex="Courier New" fo:font-size="10pt" style:font-size-asian="10pt" style:font-size-complex="10pt" fo:language="en" fo:country="US"/>
    </style:style>
    <style:style style:name="T103" style:parent-style-name="Car.predefinitoparagrafo" style:family="text">
      <style:text-properties style:font-name="Courier New" style:font-name-complex="Courier New" fo:font-size="10pt" style:font-size-asian="10pt" style:font-size-complex="10pt" fo:language="en" fo:country="US"/>
    </style:style>
    <style:style style:name="T104" style:parent-style-name="Car.predefinitoparagrafo" style:family="text">
      <style:text-properties style:font-name="Courier New" style:font-name-complex="Courier New" fo:font-size="10pt" style:font-size-asian="10pt" style:font-size-complex="10pt" fo:language="en" fo:country="US"/>
    </style:style>
    <style:style style:name="P105" style:parent-style-name="Normale" style:list-style-name="LFO1" style:family="paragraph"/>
    <style:style style:name="P106" style:parent-style-name="Normale" style:family="paragraph">
      <style:paragraph-properties fo:margin-left="1in" fo:text-indent="0.5in">
        <style:tab-stops/>
      </style:paragraph-properties>
    </style:style>
    <style:style style:name="T107" style:parent-style-name="Car.predefinitoparagrafo" style:family="text">
      <style:text-properties style:font-name="Courier New" style:font-name-complex="Courier New" fo:font-size="10pt" style:font-size-asian="10pt" style:font-size-complex="10pt" fo:language="en" fo:country="US"/>
    </style:style>
    <style:style style:name="T108" style:parent-style-name="Car.predefinitoparagrafo" style:family="text">
      <style:text-properties style:font-name="Courier New" style:font-name-complex="Courier New" fo:font-size="10pt" style:font-size-asian="10pt" style:font-size-complex="10pt" fo:language="en" fo:country="US"/>
    </style:style>
    <style:style style:name="T109" style:parent-style-name="Car.predefinitoparagrafo" style:family="text">
      <style:text-properties style:font-name="Courier New" style:font-name-complex="Courier New" fo:font-size="10pt" style:font-size-asian="10pt" style:font-size-complex="10pt" fo:language="en" fo:country="US"/>
    </style:style>
    <style:style style:name="T110" style:parent-style-name="Car.predefinitoparagrafo" style:family="text">
      <style:text-properties style:font-name="Courier New" style:font-name-complex="Courier New" fo:font-size="10pt" style:font-size-asian="10pt" style:font-size-complex="10pt" fo:language="en" fo:country="US"/>
    </style:style>
    <style:style style:name="T111" style:parent-style-name="Car.predefinitoparagrafo" style:family="text">
      <style:text-properties style:font-name="Courier New" style:font-name-complex="Courier New" fo:font-size="10pt" style:font-size-asian="10pt" style:font-size-complex="10pt" fo:language="en" fo:country="US"/>
    </style:style>
    <style:style style:name="P112" style:parent-style-name="Normale" style:list-style-name="LFO1" style:family="paragraph"/>
    <style:style style:name="P113" style:parent-style-name="Normale" style:family="paragraph">
      <style:paragraph-properties fo:margin-left="1.5in">
        <style:tab-stops/>
      </style:paragraph-properties>
      <style:text-properties style:font-name="Courier New" style:font-name-complex="Courier New" fo:font-size="10pt" style:font-size-asian="10pt" style:font-size-complex="10pt" fo:language="en" fo:country="US"/>
    </style:style>
    <style:style style:name="P114" style:parent-style-name="Normale" style:list-style-name="LFO1" style:family="paragraph"/>
    <style:style style:name="P11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16" style:parent-style-name="Normale" style:family="paragraph">
      <style:paragraph-properties fo:line-height="100%" fo:margin-left="1.5in">
        <style:tab-stops/>
      </style:paragraph-properties>
    </style:style>
    <style:style style:name="T117" style:parent-style-name="Car.predefinitoparagrafo" style:family="text">
      <style:text-properties style:font-name="Courier New" style:font-name-complex="Courier New" fo:font-size="10pt" style:font-size-asian="10pt" style:font-size-complex="10pt" fo:language="en" fo:country="US"/>
    </style:style>
    <style:style style:name="T118" style:parent-style-name="Car.predefinitoparagrafo" style:family="text">
      <style:text-properties style:font-name="Courier New" style:font-name-complex="Courier New" fo:font-size="10pt" style:font-size-asian="10pt" style:font-size-complex="10pt" fo:language="en" fo:country="US"/>
    </style:style>
    <style:style style:name="T119" style:parent-style-name="Car.predefinitoparagrafo" style:family="text">
      <style:text-properties style:font-name="Courier New" style:font-name-complex="Courier New" fo:font-size="10pt" style:font-size-asian="10pt" style:font-size-complex="10pt" fo:language="en" fo:country="US"/>
    </style:style>
    <style:style style:name="T120" style:parent-style-name="Car.predefinitoparagrafo" style:family="text">
      <style:text-properties style:font-name="Courier New" style:font-name-complex="Courier New" fo:font-size="10pt" style:font-size-asian="10pt" style:font-size-complex="10pt" fo:language="en" fo:country="US"/>
    </style:style>
    <style:style style:name="P121" style:parent-style-name="Normale" style:list-style-name="LFO1" style:family="paragraph"/>
    <style:style style:name="P122"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23" style:parent-style-name="Normale" style:list-style-name="LFO1" style:family="paragraph"/>
    <style:style style:name="P124"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25" style:parent-style-name="Normale" style:list-style-name="LFO1" style:family="paragraph"/>
    <style:style style:name="P126"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2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28"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29" style:parent-style-name="Normale" style:list-style-name="LFO1" style:family="paragraph"/>
    <style:style style:name="P130" style:parent-style-name="Normale" style:family="paragraph">
      <style:paragraph-properties fo:margin-left="1.5in">
        <style:tab-stops/>
      </style:paragraph-properties>
      <style:text-properties style:font-name="Courier New" style:font-name-complex="Courier New" fo:font-size="10pt" style:font-size-asian="10pt" style:font-size-complex="10pt" fo:language="en" fo:country="US"/>
    </style:style>
    <style:style style:name="P131" style:parent-style-name="Normale" style:family="paragraph">
      <style:paragraph-properties fo:margin-left="1.5in">
        <style:tab-stops/>
      </style:paragraph-properties>
      <style:text-properties style:font-name="Courier New" style:font-name-complex="Courier New" fo:font-size="10pt" style:font-size-asian="10pt" style:font-size-complex="10pt" fo:language="en" fo:country="US"/>
    </style:style>
    <style:style style:name="P132" style:parent-style-name="Normale" style:family="paragraph">
      <style:paragraph-properties fo:margin-left="1.5in">
        <style:tab-stops/>
      </style:paragraph-properties>
      <style:text-properties style:font-name="Courier New" style:font-name-complex="Courier New" fo:font-size="10pt" style:font-size-asian="10pt" style:font-size-complex="10pt" fo:language="en" fo:country="US"/>
    </style:style>
    <style:style style:name="P133" style:parent-style-name="Normale" style:family="paragraph">
      <style:paragraph-properties fo:margin-left="1.5in">
        <style:tab-stops/>
      </style:paragraph-properties>
      <style:text-properties style:font-name="Courier New" style:font-name-complex="Courier New" fo:font-size="10pt" style:font-size-asian="10pt" style:font-size-complex="10pt" fo:language="en" fo:country="US"/>
    </style:style>
    <style:style style:name="P134" style:parent-style-name="Normale" style:list-style-name="LFO1" style:family="paragraph"/>
    <style:style style:name="P13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36" style:parent-style-name="Normale" style:family="paragraph">
      <style:paragraph-properties fo:line-height="100%" fo:margin-left="2in">
        <style:tab-stops/>
      </style:paragraph-properties>
      <style:text-properties style:font-name="Courier New" style:font-name-complex="Courier New" fo:font-size="10pt" style:font-size-asian="10pt" style:font-size-complex="10pt" fo:language="en" fo:country="US"/>
    </style:style>
    <style:style style:name="P137" style:parent-style-name="Normale" style:family="paragraph">
      <style:paragraph-properties fo:line-height="100%" fo:margin-left="2in">
        <style:tab-stops/>
      </style:paragraph-properties>
      <style:text-properties style:font-name="Courier New" style:font-name-complex="Courier New" fo:font-size="10pt" style:font-size-asian="10pt" style:font-size-complex="10pt"/>
    </style:style>
    <style:style style:name="P138" style:parent-style-name="Normale" style:family="paragraph">
      <style:paragraph-properties fo:line-height="100%" fo:margin-left="2in">
        <style:tab-stops/>
      </style:paragraph-properties>
      <style:text-properties style:font-name="Courier New" style:font-name-complex="Courier New" fo:font-size="10pt" style:font-size-asian="10pt" style:font-size-complex="10pt" fo:language="en" fo:country="US"/>
    </style:style>
    <style:style style:name="P139" style:parent-style-name="Normale" style:list-style-name="LFO1" style:family="paragraph"/>
    <style:style style:name="P140"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4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42" style:parent-style-name="Normale" style:list-style-name="LFO1" style:family="paragraph"/>
    <style:style style:name="P14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44" style:parent-style-name="Normale" style:family="paragraph">
      <style:paragraph-properties fo:line-height="100%" fo:margin-left="2in">
        <style:tab-stops/>
      </style:paragraph-properties>
      <style:text-properties style:font-name="Courier New" style:font-name-complex="Courier New" fo:font-size="10pt" style:font-size-asian="10pt" style:font-size-complex="10pt" fo:language="en" fo:country="US"/>
    </style:style>
    <style:style style:name="P145" style:parent-style-name="Normale" style:list-style-name="LFO1" style:family="paragraph"/>
    <style:style style:name="P146"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4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48" style:parent-style-name="Normale" style:list-style-name="LFO1" style:family="paragraph"/>
    <style:style style:name="P149"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50" style:parent-style-name="Normale" style:family="paragraph">
      <style:paragraph-properties fo:line-height="100%" fo:margin-left="2in">
        <style:tab-stops/>
      </style:paragraph-properties>
      <style:text-properties style:font-name="Courier New" style:font-name-complex="Courier New" fo:font-size="10pt" style:font-size-asian="10pt" style:font-size-complex="10pt" fo:language="en" fo:country="US"/>
    </style:style>
    <style:style style:name="P151" style:parent-style-name="Normale" style:family="paragraph">
      <style:text-properties fo:language="en" fo:country="US"/>
    </style:style>
    <style:style style:name="P152" style:parent-style-name="Normale" style:list-style-name="LFO1" style:family="paragraph"/>
    <style:style style:name="P153" style:parent-style-name="Normale" style:family="paragraph">
      <style:paragraph-properties fo:line-height="100%" fo:margin-left="1in" fo:text-indent="0.5in">
        <style:tab-stops/>
      </style:paragraph-properties>
      <style:text-properties style:font-name="Courier New" style:font-name-complex="Courier New" fo:font-size="10pt" style:font-size-asian="10pt" style:font-size-complex="10pt" fo:language="en" fo:country="US"/>
    </style:style>
    <style:style style:name="P154" style:parent-style-name="Normale" style:list-style-name="LFO1" style:family="paragraph"/>
    <style:style style:name="P155"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56" style:parent-style-name="Normale" style:list-style-name="LFO1" style:family="paragraph"/>
    <style:style style:name="P15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58" style:parent-style-name="Normale" style:list-style-name="LFO1" style:family="paragraph"/>
    <style:style style:name="P159" style:parent-style-name="Normale" style:family="paragraph">
      <style:paragraph-properties fo:line-height="100%" fo:margin-left="1in" fo:text-indent="0.5in">
        <style:tab-stops/>
      </style:paragraph-properties>
      <style:text-properties style:font-name="Courier New" style:font-name-complex="Courier New" fo:font-size="10pt" style:font-size-asian="10pt" style:font-size-complex="10pt" fo:language="en" fo:country="US"/>
    </style:style>
    <style:style style:name="P160" style:parent-style-name="Normale" style:list-style-name="LFO1" style:family="paragraph"/>
    <style:style style:name="P16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62"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6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64"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65" style:parent-style-name="Normale" style:list-style-name="LFO1" style:family="paragraph"/>
    <style:style style:name="P166"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67"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68"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69" style:parent-style-name="Normale" style:list-style-name="LFO1" style:family="paragraph"/>
    <style:style style:name="P170"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71"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72" style:parent-style-name="Normale" style:list-style-name="LFO1" style:family="paragraph"/>
    <style:style style:name="P173" style:parent-style-name="Normale" style:family="paragraph">
      <style:paragraph-properties fo:line-height="100%" fo:margin-left="1.5in">
        <style:tab-stops/>
      </style:paragraph-properties>
      <style:text-properties style:font-name="Courier New" style:font-name-complex="Courier New" fo:font-size="10pt" style:font-size-asian="10pt" style:font-size-complex="10pt" fo:language="en" fo:country="US"/>
    </style:style>
    <style:style style:name="P174" style:parent-style-name="Normale" style:family="paragraph">
      <style:paragraph-properties fo:line-height="100%" fo:margin-left="1.5in">
        <style:tab-stops/>
      </style:paragraph-properties>
    </style:style>
    <style:style style:name="T175" style:parent-style-name="Car.predefinitoparagrafo" style:family="text">
      <style:text-properties style:font-name="Courier New" style:font-name-complex="Courier New" fo:font-size="10pt" style:font-size-asian="10pt" style:font-size-complex="10pt" fo:language="en" fo:country="US"/>
    </style:style>
  </office:automatic-styles>
  <office:body>
    <office:text text:use-soft-page-breaks="true">
      <text:p text:style-name="P1">In questo file sono state raggruppate tutte le query utilizzate dalla piattaforma, con una descrizione della loro funzione</text:p>
      <text:p text:style-name="P2"/>
      <text:list text:style-name="LFO1" text:continue-numbering="true">
        <text:list-item>
          <text:p text:style-name="P3">Query di costruzione delle tabelle</text:p>
          <text:list text:continue-numbering="true">
            <text:list-item>
              <text:p text:style-name="P4">Costruzione di “users”</text:p>
            </text:list-item>
          </text:list>
        </text:list-item>
      </text:list>
      <text:p text:style-name="P5">CREATE TABLE users(</text:p>
      <text:p text:style-name="P6"><text:tab/><text:s/>id <text:s text:c="6"/>VARCHAR(36) PRIMARY KEY,</text:p>
      <text:p text:style-name="P7"><text:s text:c="4"/>tipo <text:s text:c="4"/>NUMERIC(1) <text:s/>NOT NULL,</text:p>
      <text:p text:style-name="P8"><text:s text:c="4"/>name <text:s text:c="4"/>VARCHAR(50) NOT NULL,</text:p>
      <text:p text:style-name="P9"><text:s text:c="4"/>surname <text:s/>VARCHAR(50) NOT NULL,</text:p>
      <text:p text:style-name="P10"><text:s text:c="4"/>nickname VARCHAR(50) NOT NULL UNIQUE,</text:p>
      <text:p text:style-name="P11"><text:s text:c="4"/>email <text:s text:c="3"/>VARCHAR(50) NOT NULL UNIQUE,</text:p>
      <text:p text:style-name="P12"><text:s text:c="4"/>password VARCHAR <text:s text:c="4"/>NOT NULL);</text:p>
      <text:list text:style-name="LFO1" text:continue-numbering="true">
        <text:list-item>
          <text:list>
            <text:list-item>
              <text:p text:style-name="P13">Costruzione di “matches”</text:p>
            </text:list-item>
          </text:list>
        </text:list-item>
      </text:list>
      <text:p text:style-name="P14">CREATE TABLE matches(</text:p>
      <text:p text:style-name="P15"><text:s text:c="4"/>id <text:s text:c="2"/>VARCHAR(36) PRIMARY KEY,</text:p>
      <text:p text:style-name="P16"><text:s text:c="4"/>date VARCHAR(10) NOT NULL,</text:p>
      <text:p text:style-name="P17"><text:s text:c="4"/>time VARCHAR(10) NOT NULL);</text:p>
      <text:list text:style-name="LFO1" text:continue-numbering="true">
        <text:list-item>
          <text:list>
            <text:list-item>
              <text:p text:style-name="P18">Costruzione di “manches”</text:p>
            </text:list-item>
          </text:list>
        </text:list-item>
      </text:list>
      <text:p text:style-name="P19">CREATE TABLE manches(</text:p>
      <text:p text:style-name="P20"><text:s text:c="4"/>number NUMERIC(1) <text:s text:c="29"/>NOT NULL,</text:p>
      <text:p text:style-name="P21"><text:s text:c="4"/>id <text:s text:c="4"/>VARCHAR(36) REFERENCES<text:s/>matches<text:s/>(id) <text:s text:c="4"/>NOT NULL,</text:p>
      <text:p text:style-name="P22"><text:s text:c="4"/>phrase VARCHAR(60) REFERENCES<text:s/>phrases<text:s/>(phrase) NOT NULL,</text:p>
      <text:p text:style-name="P23"><text:s text:c="4"/>PRIMARY KEY (id, number));</text:p>
      <text:list text:style-name="LFO1" text:continue-numbering="true">
        <text:list-item>
          <text:list>
            <text:list-item>
              <text:p text:style-name="P24">Costruzione di “phrases”</text:p>
            </text:list-item>
          </text:list>
        </text:list-item>
      </text:list>
      <text:p text:style-name="P25">CREATE TABLE phrases(</text:p>
      <text:p text:style-name="P26"><text:s text:c="4"/>phrase VARCHAR(60) PRIMARY KEY,</text:p>
      <text:p text:style-name="P27"><text:s text:c="4"/>theme <text:s/>VARCHAR(60) NOT NULL);</text:p>
      <text:list text:style-name="LFO1" text:continue-numbering="true">
        <text:list-item>
          <text:list>
            <text:list-item>
              <text:p text:style-name="P28">Costruzione di “manchejoiners”</text:p>
            </text:list-item>
          </text:list>
        </text:list-item>
      </text:list>
      <text:p text:style-name="P29">CREATE TABLE manchejoiners(</text:p>
      <text:p text:style-name="P30"><text:s text:c="4"/>id <text:s text:c="6"/>VARCHAR(36),</text:p>
      <text:p text:style-name="P31"><text:s text:c="4"/>number <text:s text:c="2"/>NUMERIC(1),</text:p>
      <text:p text:style-name="P32"><text:s text:c="4"/>idplayer VARCHAR(36) REFERENCES users (id),</text:p>
      <text:p text:style-name="P33"><text:s text:c="4"/>observer BOOLEAN NOT NULL,</text:p>
      <text:p text:style-name="P34"><text:s text:c="4"/>FOREIGN KEY (id, number) REFERENCES manches,</text:p>
      <text:p text:style-name="P35"><text:s text:c="4"/>PRIMARY KEY (id, number, idplayer));</text:p>
      <text:list text:style-name="LFO1" text:continue-numbering="true">
        <text:list-item>
          <text:list>
            <text:list-item>
              <text:p text:style-name="P36">Costruzione di “manchewinner”</text:p>
            </text:list-item>
          </text:list>
        </text:list-item>
      </text:list>
      <text:p text:style-name="P37">CREATE TABLE manchewinners(</text:p>
      <text:p text:style-name="P38"><text:s text:c="4"/>id <text:s text:c="6"/>VARCHAR(36),</text:p>
      <text:p text:style-name="P39"><text:s text:c="4"/>number <text:s text:c="2"/>NUMERIC(1),</text:p>
      <text:p text:style-name="P40"><text:s text:c="4"/>idplayer VARCHAR(36) REFERENCES users (id),</text:p>
      <text:p text:style-name="P41"><text:s text:c="4"/>amount <text:s text:c="2"/>NUMERIC(6) NOT NULL,</text:p>
      <text:p text:style-name="P42"><text:s text:c="4"/>FOREIGN KEY (id, number) REFERENCES manches,</text:p>
      <text:p text:style-name="P43"><text:s text:c="4"/>PRIMARY KEY (id, number, idplayer));</text:p>
      <text:list text:style-name="LFO1" text:continue-numbering="true">
        <text:list-item>
          <text:list>
            <text:list-item>
              <text:p text:style-name="P44">Costruzione di “matchwinner”</text:p>
            </text:list-item>
          </text:list>
        </text:list-item>
      </text:list>
      <text:p text:style-name="P45">CREATE TABLE matchwinners(</text:p>
      <text:p text:style-name="P46"><text:s text:c="4"/>idmatch <text:s/>VARCHAR(36) REFERENCES matches (id) NOT NULL,</text:p>
      <text:p text:style-name="P47"><text:s text:c="4"/>idplayer VARCHAR(36) REFERENCES users (id) <text:s text:c="2"/>NOT NULL,</text:p>
      <text:p text:style-name="P48"><text:s text:c="4"/>amount <text:s text:c="2"/>NUMERIC(6) <text:s text:c="25"/>NOT NULL,</text:p>
      <text:p text:style-name="P49"><text:s text:c="4"/>PRIMARY KEY (idmatch, idplayer));</text:p>
      <text:soft-page-break/>
      <text:list text:style-name="LFO1" text:continue-numbering="true">
        <text:list-item>
          <text:list>
            <text:list-item>
              <text:p text:style-name="P50">Costruzione di “moves”</text:p>
            </text:list-item>
          </text:list>
        </text:list-item>
      </text:list>
      <text:p text:style-name="P51">CREATE TABLE moves(</text:p>
      <text:p text:style-name="P52"><text:s text:c="4"/>moveid <text:s text:c="2"/>VARCHAR(36) PRIMARY KEY,</text:p>
      <text:p text:style-name="P53"><text:s text:c="4"/>id <text:s text:c="6"/>VARCHAR(36) REFERENCES users (id) NOT NULL,</text:p>
      <text:p text:style-name="P54"><text:s text:c="4"/>movetype VARCHAR(10) <text:s text:c="22"/>NOT NULL,</text:p>
      <text:p text:style-name="P55"><text:s text:c="4"/>outcome <text:s/>NUMERIC(6) <text:s text:c="23"/>NOT NULL,</text:p>
      <text:p text:style-name="P56"><text:s text:c="4"/>idmanche VARCHAR(36) <text:s text:c="22"/>NOT NULL,</text:p>
      <text:p text:style-name="P57"><text:s text:c="4"/>number <text:s text:c="2"/>NUMERIC(1) <text:s text:c="23"/>NOT NULL,</text:p>
      <text:p text:style-name="P58"><text:s text:c="4"/>FOREIGN KEY (idmanche, number) REFERENCES manches);</text:p>
      <text:list text:style-name="LFO1" text:continue-numbering="true">
        <text:list-item>
          <text:p text:style-name="P59">Query di aggiunta</text:p>
          <text:list text:continue-numbering="true">
            <text:list-item>
              <text:p text:style-name="P60">Aggiunta di un utente</text:p>
            </text:list-item>
          </text:list>
        </text:list-item>
      </text:list>
      <text:p text:style-name="P61">INSERT INTO users (id,tipo,name,surname,nickname,email,password)</text:p>
      <text:p text:style-name="P62">VALUES<text:s/>(‘id dell’utente’,1 se e’ un admin o 0 altrimenti, ‘nome’,’cognome’,’nickname’,’indirizzo email’,’password’);</text:p>
      <text:list text:style-name="LFO1" text:continue-numbering="true">
        <text:list-item>
          <text:list>
            <text:list-item>
              <text:p text:style-name="P63">Aggiunta di una partita</text:p>
            </text:list-item>
          </text:list>
        </text:list-item>
      </text:list>
      <text:p text:style-name="P64">INSERT INTO matches (id,date,time)</text:p>
      <text:p text:style-name="P65">VALUES<text:s/>(‘id del match’, ’yyyy/mm/dd del giorno della creazione’, ‘hh:mm:ss dell’ora<text:s/>della creazione’);</text:p>
      <text:list text:style-name="LFO1" text:continue-numbering="true">
        <text:list-item>
          <text:list>
            <text:list-item>
              <text:p text:style-name="P66">Aggiunta di una manche</text:p>
            </text:list-item>
          </text:list>
        </text:list-item>
      </text:list>
      <text:p text:style-name="P67">INSERT INTO manches (number,id,phrase)</text:p>
      <text:p text:style-name="P68">VALUES (numero della manche compreso da 1 a 5, ‘l’id della partita’, ‘frase misteriosa associata alla manche’);</text:p>
      <text:list text:style-name="LFO1" text:continue-numbering="true">
        <text:list-item>
          <text:list>
            <text:list-item>
              <text:p text:style-name="P69">Aggiunta di una frase</text:p>
            </text:list-item>
          </text:list>
        </text:list-item>
      </text:list>
      <text:p text:style-name="P70">INSERT INTO phrases (theme,phrase)</text:p>
      <text:p text:style-name="P71">VALUES (‘tema della frase’,’frase misteriosa’);</text:p>
      <text:list text:style-name="LFO1" text:continue-numbering="true">
        <text:list-item>
          <text:list>
            <text:list-item>
              <text:p text:style-name="P72">Aggiunta di un partecipante ad una manche</text:p>
            </text:list-item>
          </text:list>
        </text:list-item>
      </text:list>
      <text:p text:style-name="P73">INSERT INTO manchejoiners (id,number,idplayer,observer)</text:p>
      <text:p text:style-name="P74">VALUES (‘id della partita’,numero della manche tra 1 e 5,’id del giocatore’,true se è osservatore altrimenti false);</text:p>
      <text:list text:style-name="LFO1" text:continue-numbering="true">
        <text:list-item>
          <text:list>
            <text:list-item>
              <text:p text:style-name="P75">Aggiunta di un vincitore di una manche</text:p>
            </text:list-item>
          </text:list>
        </text:list-item>
      </text:list>
      <text:p text:style-name="P76">INSERT INTO manchewinners (id,number,idplayer,amount)</text:p>
      <text:p text:style-name="P77">VALUES (‘id della partita’,numero della manche tra 1 e 5, ‘id del vincitore’, quantita’ di punti vinta);</text:p>
      <text:list text:style-name="LFO1" text:continue-numbering="true">
        <text:list-item>
          <text:list>
            <text:list-item>
              <text:p text:style-name="P78">Aggiunta di un vincitore di una partita</text:p>
            </text:list-item>
          </text:list>
        </text:list-item>
      </text:list>
      <text:p text:style-name="P79">INSERT INTO matchewinners (idmatch,idplayer,amount)</text:p>
      <text:p text:style-name="P80">VALUES (‘id della partita’,’id del vincitore’,quantita’ di punti vinta);</text:p>
      <text:list text:style-name="LFO1" text:continue-numbering="true">
        <text:list-item>
          <text:list>
            <text:list-item>
              <text:p text:style-name="P81">Aggiunta di una mossa<text:s/>(i tipi di mossa e i risultati possibili sono indicati nella documentazione<text:s/>dello schema ER concettuale)</text:p>
            </text:list-item>
          </text:list>
        </text:list-item>
      </text:list>
      <text:p text:style-name="P82">INSERT INTO moves (id,movetype,outcome,idmanche,number,moveid)</text:p>
      <text:p text:style-name="P83">VALUES (‘id del giocatore’, ‘il tipo di mossa’,il risultato,’id della partita’,numero della manche tra 1 e 5,’id della mossa’);</text:p>
      <text:list text:style-name="LFO1" text:continue-numbering="true">
        <text:list-item>
          <text:p text:style-name="P84">Query di modifica</text:p>
          <text:list text:continue-numbering="true">
            <text:list-item>
              <text:p text:style-name="P85">Aggiornare i dati di un utente<text:s/>(non e’ necessario che tutti i dati vengano effettivamente modificati)</text:p>
            </text:list-item>
          </text:list>
        </text:list-item>
      </text:list>
      <text:p text:style-name="P86">UPDATE users SET name = 'nuovo nome', surname = 'nuovo cognome',<text:s/></text:p>
      <text:p text:style-name="P87">nickname = 'nuovo nickname', password = 'nuova password'<text:s/></text:p>
      <text:p text:style-name="P88">WHERE id = 'l’id dell’utente';</text:p>
      <text:list text:style-name="LFO1" text:continue-numbering="true">
        <text:list-item>
          <text:list>
            <text:list-item>
              <text:p text:style-name="P89">Eliminazione di una partita dal database</text:p>
            </text:list-item>
          </text:list>
        </text:list-item>
      </text:list>
      <text:p text:style-name="P90">DELETE FROM matches WHERE id = ‘id della partita da cancellare’;</text:p>
      <text:list text:style-name="LFO1" text:continue-numbering="true">
        <text:list-item>
          <text:list>
            <text:list-item>
              <text:p text:style-name="P91">Ds</text:p>
            </text:list-item>
          </text:list>
        </text:list-item>
        <text:list-item>
          <text:p text:style-name="P92">Query di ricerca</text:p>
          <text:list text:continue-numbering="true">
            <text:list-item>
              <text:p text:style-name="P93">Ottenere l’utente per email</text:p>
            </text:list-item>
          </text:list>
        </text:list-item>
      </text:list>
      <text:soft-page-break/>
      <text:p text:style-name="P94"><text:span text:style-name="T95">SELECT * FROM users WHERE email = ‘</text:span><text:span text:style-name="T96">indirizzo email dell’utente</text:span><text:span text:style-name="T97">’;</text:span></text:p>
      <text:list text:style-name="LFO1" text:continue-numbering="true">
        <text:list-item>
          <text:list>
            <text:list-item>
              <text:p text:style-name="P98">Ottenere l’utente per il nickname</text:p>
            </text:list-item>
          </text:list>
        </text:list-item>
      </text:list>
      <text:p text:style-name="P99"><text:span text:style-name="T100">SELECT * FROM users WHERE<text:s/></text:span><text:span text:style-name="T101">nickname</text:span><text:span text:style-name="T102"><text:s/>= ‘</text:span><text:span text:style-name="T103">nickname dell’utente</text:span><text:span text:style-name="T104">’;</text:span></text:p>
      <text:list text:style-name="LFO1" text:continue-numbering="true">
        <text:list-item>
          <text:list>
            <text:list-item>
              <text:p text:style-name="P105">Ottenere l’utente per l’id</text:p>
            </text:list-item>
          </text:list>
        </text:list-item>
      </text:list>
      <text:p text:style-name="P106"><text:span text:style-name="T107">SELECT * FROM users WHERE<text:s/></text:span><text:span text:style-name="T108">id</text:span><text:span text:style-name="T109"><text:s/>= ‘</text:span><text:span text:style-name="T110">l’id dell’utente</text:span><text:span text:style-name="T111">’;</text:span></text:p>
      <text:list text:style-name="LFO1" text:continue-numbering="true">
        <text:list-item>
          <text:list>
            <text:list-item>
              <text:p text:style-name="P112">Ottenere l’utente che ha ottenuto il miglior punteggio in una manche vinta</text:p>
            </text:list-item>
          </text:list>
        </text:list-item>
      </text:list>
      <text:p text:style-name="P113">SELECT * FROM<text:s/>users<text:s/>U JOIN<text:s/>manchewinners<text:s/>MW ON U.id = MW.idPlayer WHERE<text:s/>amount =<text:s/>(SELECT MAX(amount) FROM<text:s/>manchewinners);</text:p>
      <text:list text:style-name="LFO1" text:continue-numbering="true">
        <text:list-item>
          <text:list>
            <text:list-item>
              <text:p text:style-name="P114">Ottenere<text:s/>l’utente che ha ottenuto il miglior punteggio in una partita vinta</text:p>
            </text:list-item>
          </text:list>
        </text:list-item>
      </text:list>
      <text:p text:style-name="P115">SELECT * FROM<text:s/>users<text:s/>U JOIN<text:s/>matchwinners<text:s/>MW ON U.id = MW.idPlayer WHERE<text:s/></text:p>
      <text:p text:style-name="P116"><text:span text:style-name="T117">Amount =</text:span><text:span text:style-name="T118"><text:s/>(SELECT MAX(amount) FROM<text:s/></text:span><text:span text:style-name="T119">matchwinners</text:span><text:span text:style-name="T120">);</text:span></text:p>
      <text:list text:style-name="LFO1" text:continue-numbering="true">
        <text:list-item>
          <text:list>
            <text:list-item>
              <text:p text:style-name="P121">Ottenere l’utente che ha giocato piu’ manche</text:p>
            </text:list-item>
          </text:list>
        </text:list-item>
      </text:list>
      <text:p text:style-name="P122">SELECT<text:s/>nickname,<text:s/>COUNT(U.id) AS count FROM<text:s/>users<text:s/>U JOIN<text:s/>manchejoiners<text:s/>MJ ON U.id = MJ.idPlayer GROUP BY U.id<text:s/>ORDER BY count desc</text:p>
      <text:list text:style-name="LFO1" text:continue-numbering="true">
        <text:list-item>
          <text:list>
            <text:list-item>
              <text:p text:style-name="P123">Ottenere l’utente con la media di punti per manche piu’ alta</text:p>
            </text:list-item>
          </text:list>
        </text:list-item>
      </text:list>
      <text:p text:style-name="P124">SELECT<text:s/>U.nickname, AVG(MW.amount) AS avg FROM<text:s/>users<text:s/>U JOIN<text:s/>manchewinners<text:s/>MW ON U.id = MW.idPlayer GROUP BY U.id<text:s/>ORDER BY avg desc;</text:p>
      <text:list text:style-name="LFO1" text:continue-numbering="true">
        <text:list-item>
          <text:list>
            <text:list-item>
              <text:p text:style-name="P125">Ottenere l’utente che ha perso piu’ volte il proprio turno in seguito ad errori</text:p>
            </text:list-item>
          </text:list>
        </text:list-item>
      </text:list>
      <text:p text:style-name="P126">SELECT<text:s/>nickname, COUNT(U.id) AS count FROM<text:s/>users<text:s/>U <text:s text:c="16"/>JOIN<text:s/>manchejoiners<text:s/>MW ON U.id = MW.idplayer<text:s/></text:p>
      <text:p text:style-name="P127">JOIN<text:s/>manches<text:s/>MT ON MT.number = MW.number AND MT.id = MW.id<text:s/></text:p>
      <text:p text:style-name="P128">JOIN<text:s/>moves<text:s/>M ON M.number = MT.number AND MT.id = M.idmanche AND U.id = M.id<text:s/>WHERE M.outcome<text:s/>= 0 AND M.movetype<text:s/>&lt;&gt; 'perde' AND M.movetype<text:s/>&lt;&gt; 'passa'<text:s/>GROUP BY U.id<text:s/>ORDER BY count desc;</text:p>
      <text:list text:style-name="LFO1" text:continue-numbering="true">
        <text:list-item>
          <text:list>
            <text:list-item>
              <text:p text:style-name="P129">Ottenere l’utente che ha ottenuto dalla ruota ‘PERDE’ piu’ volte</text:p>
            </text:list-item>
          </text:list>
        </text:list-item>
      </text:list>
      <text:p text:style-name="P130">SELECT<text:s/>nickname, COUNT(U.id) AS count FROM<text:s/>users<text:s/>U<text:s/></text:p>
      <text:p text:style-name="P131">JOIN<text:s/>manchejoiners<text:s/>MW ON U.id = MW.idplayer<text:s/></text:p>
      <text:p text:style-name="P132">JOIN<text:s/>manches<text:s/>MT ON MT.number = MW.number AND MT.id = MW.id<text:s/></text:p>
      <text:p text:style-name="P133">JOIN<text:s/>moves<text:s/>M ON M.number = MT.number AND MT.id = M.idmanche AND U.id = M.id<text:s/>WHERE M.movetype<text:s/>= 'perde' GROUP BY U.id<text:s/>ORDER BY count desc;</text:p>
      <text:list text:style-name="LFO1" text:continue-numbering="true">
        <text:list-item>
          <text:list>
            <text:list-item>
              <text:p text:style-name="P134">Ottenere le frasi non viste dai tre giocatori</text:p>
            </text:list-item>
          </text:list>
        </text:list-item>
      </text:list>
      <text:p text:style-name="P135">SELECT * FROM<text:s/>phrases<text:s/>WHERE<text:s/>phrase<text:s/>NOT IN<text:s/></text:p>
      <text:p text:style-name="P136">(SELECT<text:s/>phrase<text:s/>FROM Manches M JOIN MancheJoiners MJ ON M.id=MJ.id AND M.number = MJ.number<text:s/></text:p>
      <text:p text:style-name="P137">WHERE idPlayer = 'id del primo giocatore' OR idPlayer = 'id del secondo giocatore' OR idPlayer = 'id del terzo giocatore'<text:s/></text:p>
      <text:p text:style-name="P138">GROUP BY<text:s/>phrase);</text:p>
      <text:list text:style-name="LFO1" text:continue-numbering="true">
        <text:list-item>
          <text:list>
            <text:list-item>
              <text:p text:style-name="P139">Ottenere il numero di manche giocate da un utente</text:p>
            </text:list-item>
          </text:list>
        </text:list-item>
      </text:list>
      <text:p text:style-name="P140">SELECT COUNT(*) AS count FROM<text:s/>manchejoiners<text:s/></text:p>
      <text:p text:style-name="P141">WHERE<text:s/>idplayer<text:s/>= 'id del giocatore' AND<text:s/>observer<text:s/>= false;</text:p>
      <text:list text:style-name="LFO1" text:continue-numbering="true">
        <text:list-item>
          <text:list>
            <text:list-item>
              <text:p text:style-name="P142">Ottenere il numero di partite giocato da un utente</text:p>
            </text:list-item>
          </text:list>
        </text:list-item>
      </text:list>
      <text:p text:style-name="P143">SELECT COUNT(*) AS count FROM<text:s/></text:p>
      <text:p text:style-name="P144">(SELECT id FROM manchejoiners WHERE idplayer = ‘id del giocatore’ AND observer = false GROUP BY id) as matches;</text:p>
      <text:list text:style-name="LFO1" text:continue-numbering="true">
        <text:list-item>
          <text:list>
            <text:list-item>
              <text:p text:style-name="P145">Ottenere il numero di manche osservate da un utente</text:p>
            </text:list-item>
          </text:list>
        </text:list-item>
      </text:list>
      <text:p text:style-name="P146">SELECT COUNT(*) AS count FROM<text:s/>manchejoiners<text:s/></text:p>
      <text:p text:style-name="P147">WHERE<text:s/>idplayer<text:s/>= 'id dell’utente’<text:s/>AND<text:s/>observer<text:s/>=<text:s/>true;</text:p>
      <text:list text:style-name="LFO1" text:continue-numbering="true">
        <text:list-item>
          <text:list>
            <text:list-item>
              <text:p text:style-name="P148">Ottenere il numero di partite osservate da un utente</text:p>
            </text:list-item>
          </text:list>
        </text:list-item>
      </text:list>
      <text:p text:style-name="P149">SELECT COUNT(*) AS count FROM<text:s/></text:p>
      <text:soft-page-break/>
      <text:p text:style-name="P150">(SELECT id FROM manchejoiners WHERE idplayer = ‘id del giocatore’ AND observer =<text:s/>true<text:s/>GROUP BY id) as matches;</text:p>
      <text:p text:style-name="P151"/>
      <text:list text:style-name="LFO1" text:continue-numbering="true">
        <text:list-item>
          <text:list>
            <text:list-item>
              <text:p text:style-name="P152">Ottenere il numero di manche vinte (quindi concluse)</text:p>
            </text:list-item>
          </text:list>
        </text:list-item>
      </text:list>
      <text:p text:style-name="P153">SELECT COUNT(*) AS count FROM manchewinners</text:p>
      <text:list text:style-name="LFO1" text:continue-numbering="true">
        <text:list-item>
          <text:list>
            <text:list-item>
              <text:p text:style-name="P154">Ottenere il numero di manche vinte da un utente</text:p>
            </text:list-item>
          </text:list>
        </text:list-item>
      </text:list>
      <text:p text:style-name="P155">SELECT COUNT(*) AS count FROM manchewinners WHERE idplayer = 'id del giocatore';</text:p>
      <text:list text:style-name="LFO1" text:continue-numbering="true">
        <text:list-item>
          <text:list>
            <text:list-item>
              <text:p text:style-name="P156">Ottenere il numero di partite vinte da un giocatore</text:p>
            </text:list-item>
          </text:list>
        </text:list-item>
      </text:list>
      <text:p text:style-name="P157">SELECT COUNT(*) AS count FROM matchwinners WHERE idplayer = ‘id del giocatore’;</text:p>
      <text:list text:style-name="LFO1" text:continue-numbering="true">
        <text:list-item>
          <text:list>
            <text:list-item>
              <text:p text:style-name="P158">Ottenere tutte le partite vinte da un utente</text:p>
            </text:list-item>
          </text:list>
        </text:list-item>
      </text:list>
      <text:p text:style-name="P159">SELECT * FROM matchwinners WHERE idplayer = ‘id del giocatore’;</text:p>
      <text:list text:style-name="LFO1" text:continue-numbering="true">
        <text:list-item>
          <text:list>
            <text:list-item>
              <text:p text:style-name="P160">Ottenere la mossa che permesso di guadagnare la maggiore quantita’ di punti, insieme al giocatore che ha effettuato la mossa e la frase misteriosa associata</text:p>
            </text:list-item>
          </text:list>
        </text:list-item>
      </text:list>
      <text:p text:style-name="P161">SELECT * FROM users M JOIN moves U ON M.id = U.id<text:s/></text:p>
      <text:p text:style-name="P162">JOIN manches MT ON U.idmanche = MT.id AND U.number = MT.number<text:s/></text:p>
      <text:p text:style-name="P163">JOIN phrases PT ON MT.phrase = PT.phrase<text:s/></text:p>
      <text:p text:style-name="P164">WHERE U.outcome = (SELECT MAX(outcome) FROM moves);</text:p>
      <text:list text:style-name="LFO1" text:continue-numbering="true">
        <text:list-item>
          <text:list>
            <text:list-item>
              <text:p text:style-name="P165">Ottenere il numero totale di mosse eseguite in manches in cui e’ stata data la soluzione (da usare insieme al numero di manche vinte per ottenere il numero medio di mosse necessarie ad indovinare la frase misteriosa)</text:p>
            </text:list-item>
          </text:list>
        </text:list-item>
      </text:list>
      <text:p text:style-name="P166">SELECT COUNT(*) AS count FROM moves MT<text:s/></text:p>
      <text:p text:style-name="P167">JOIN manches MAN ON MT.idmanche = MAN.id AND MT.number = MAN.number<text:s/></text:p>
      <text:p text:style-name="P168">JOIN manchewinners MW ON MAN.id = MW.id AND MAN.number = MW.number;</text:p>
      <text:list text:style-name="LFO1" text:continue-numbering="true">
        <text:list-item>
          <text:list>
            <text:list-item>
              <text:p text:style-name="P169">Ottenere il numero di turni persi da un utente<text:s/>(da usare insieme al numero di manche giocate da un utente per ottenere il numero medio di turni persi per manche oppure insieme al numero di partite giocate per il numero medio per partita)</text:p>
            </text:list-item>
          </text:list>
        </text:list-item>
      </text:list>
      <text:p text:style-name="P170">SELECT COUNT(*) AS count FROM moves<text:s/></text:p>
      <text:p text:style-name="P171">WHERE id = ‘id del giocatore’ AND outcome = 0;</text:p>
      <text:list text:style-name="LFO1" text:continue-numbering="true">
        <text:list-item>
          <text:list>
            <text:list-item>
              <text:p text:style-name="P172">Ottenere il numero di volte che un utente ha ottenuto ‘PERDE’ dal giro di ruota<text:s/>(da usare<text:s/>insieme al numero di manche giocare per ottenere il valore medio per manche oppure insieme al numero di match giocati per il valore medio per partita)</text:p>
            </text:list-item>
          </text:list>
        </text:list-item>
      </text:list>
      <text:p text:style-name="P173">SELECT COUNT(*) AS count FROM moves<text:s/></text:p>
      <text:p text:style-name="P174"><text:span text:style-name="T175">WHERE id = ‘id del giocatore’ AND movetype = ‘per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reformattatoHTML" style:display-name="Preformattato HTML" style:family="paragraph" style:parent-style-name="Normale">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PreformattatoHTMLCarattere" style:display-name="Preformattato HTML Carattere" style:family="text" style:parent-style-name="Car.predefinitoparagrafo">
      <style:text-properties style:font-name="Courier New" style:font-name-complex="Courier New" fo:font-size="10pt" style:font-size-asian="10pt" style:font-size-complex="10pt"/>
    </style:style>
    <style:style style:name="Revisione" style:display-name="Revisione" style:family="paragraph">
      <style:paragraph-properties fo:margin-bottom="0in" fo:line-height="100%"/>
      <style:text-properties fo:hyphenate="false"/>
    </style:style>
    <style:style style:name="Citazioneintensa" style:display-name="Citazione intensa" style:family="paragraph" style:parent-style-name="Normale" style:next-style-name="Normale">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complex="Times New Roman"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urier New"/>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ourier New"/>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2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3">
      <text:list-level-style-bullet text:level="1" text:style-name="WW_CharLFO3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riele Rotoloni</meta:initial-creator>
    <dc:creator>Gabriele Rotoloni</dc:creator>
    <meta:creation-date>2019-09-01T10:18:00Z</meta:creation-date>
    <dc:date>2019-09-01T10:19:00Z</dc:date>
    <meta:template xlink:href="Normal.dotm" xlink:type="simple"/>
    <meta:editing-cycles>3</meta:editing-cycles>
    <meta:editing-duration>PT60S</meta:editing-duration>
    <meta:document-statistic meta:page-count="4" meta:paragraph-count="17" meta:word-count="1330" meta:character-count="8900" meta:row-count="63" meta:non-whitespace-character-count="7587"/>
  </office:meta>
</office:document-meta>
</file>